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Generato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Generator.gene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Generator.setParser( SAX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Gen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Generator.setup( SourceResolver resolver , Map objectModel , String src , Parameters p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